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23cm" fo:min-width="2.643cm"/>
      <style:paragraph-properties style:writing-mode="lr-tb"/>
    </style:style>
    <style:style style:name="gr2" style:family="graphic" style:parent-style-name="standard">
      <style:graphic-properties draw:opacity="50%" draw:textarea-horizontal-align="justify" draw:textarea-vertical-align="middle" draw:auto-grow-height="false" fo:min-height="4.195cm" fo:min-width="4.897cm"/>
    </style:style>
    <style:style style:name="gr3" style:family="graphic" style:parent-style-name="standard">
      <style:graphic-properties draw:textarea-horizontal-align="justify" draw:textarea-vertical-align="middle" draw:auto-grow-height="false" fo:min-height="1.323cm" fo:min-width="2.41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03cm" fo:min-width="2.99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6" style:family="graphic" style:parent-style-name="objectwithoutfill">
      <style:graphic-properties svg:stroke-width="0.053cm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textarea-horizontal-align="justify" draw:textarea-vertical-align="middle" draw:auto-grow-height="false" fo:min-height="1.337cm" fo:min-width="3.31cm"/>
      <style:paragraph-properties style:writing-mode="lr-tb"/>
    </style:style>
    <style:style style:name="gr9" style:family="graphic" style:parent-style-name="objectwithoutfill">
      <style:graphic-properties svg:stroke-width="0.053cm" svg:stroke-color="#ff3838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objectwithoutfill">
      <style:graphic-properties svg:stroke-width="0.053cm" svg:stroke-color="#069a2e" draw:marker-start-width="0.279cm" draw:marker-end="Arrowheads_20_6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069a2e" draw:marker-start-width="0.279cm" draw:marker-end="Arrowheads_20_7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ff3838" draw:marker-start-width="0.279cm" draw:marker-end="Arrowheads_20_8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draw:marker-start-width="0.279cm" draw:marker-end="Arrowheads_20_9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ff3838" draw:marker-start-width="0.279cm" draw:marker-end="Arrowheads_20_9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069a2e" draw:marker-start-width="0.279cm" draw:marker-end="Arrowheads_20_9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opacity="50%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2.223cm" svg:x="8.619cm" svg:y="6.079cm">
          <text:p text:style-name="P1"><text:span text:style-name="T1">Root Make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397cm" svg:height="4.445cm" svg:x="2.27cm" svg:y="10.5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27cm" svg:height="2.223cm" svg:x="2.906cm" svg:y="10.842cm">
          <text:p text:style-name="P1"><text:span text:style-name="T1">Dir Make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492cm" svg:height="0.953cm" svg:x="3.223cm" svg:y="13.7cm">
          <text:p text:style-name="P1"><text:span text:style-name="T1">Sources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175cm" svg:height="0.953cm" svg:x="3.858cm" svg:y="9.889cm">
          <draw:text-box>
            <text:p><text:span text:style-name="T1">Module dir</text:span></text:p>
          </draw:text-box>
        </draw:frame>
        <draw:custom-shape draw:style-name="gr2" draw:text-style-name="P2" draw:layer="layout" svg:width="5.397cm" svg:height="4.445cm" svg:x="14.017cm" svg:y="10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27cm" svg:height="2.223cm" svg:x="14.653cm" svg:y="10.841cm">
          <text:p text:style-name="P1"><text:span text:style-name="T1">Dir Make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492cm" svg:height="0.953cm" svg:x="14.97cm" svg:y="13.699cm">
          <text:p text:style-name="P1"><text:span text:style-name="T1">Sources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175cm" svg:height="0.953cm" svg:x="15.605cm" svg:y="9.888cm">
          <draw:text-box>
            <text:p><text:span text:style-name="T1">Module dir</text:span></text:p>
          </draw:text-box>
        </draw:frame>
        <draw:line draw:style-name="gr6" draw:text-style-name="P4" draw:layer="layout" svg:x1="9.254cm" svg:y1="7.984cm" svg:x2="7.032cm" svg:y2="10.524cm">
          <text:p/>
        </draw:line>
        <draw:line draw:style-name="gr7" draw:text-style-name="P4" draw:layer="layout" svg:x1="12.429cm" svg:y1="7.984cm" svg:x2="14.652cm" svg:y2="10.524cm">
          <text:p/>
        </draw:line>
        <draw:custom-shape draw:style-name="gr8" draw:text-style-name="P1" draw:layer="layout" svg:width="3.81cm" svg:height="1.587cm" svg:x="8.937cm" svg:y="3.222cm">
          <text:p text:style-name="P1"><text:span text:style-name="T1">ELF Binary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0.842cm" svg:y1="6.079cm" svg:x2="10.842cm" svg:y2="4.809cm">
          <text:p/>
        </draw:line>
        <draw:custom-shape draw:style-name="gr8" draw:text-style-name="P1" draw:layer="layout" svg:width="3.81cm" svg:height="1.587cm" svg:x="8.937cm" svg:y="11.477cm">
          <text:p text:style-name="P1"><text:span text:style-name="T1">Build dir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5.127cm" svg:y1="13.699cm" svg:x2="5.127cm" svg:y2="13.064cm">
          <text:p/>
        </draw:line>
        <draw:line draw:style-name="gr11" draw:text-style-name="P4" draw:layer="layout" svg:x1="16.557cm" svg:y1="13.699cm" svg:x2="16.557cm" svg:y2="13.064cm">
          <text:p/>
        </draw:line>
        <draw:line draw:style-name="gr12" draw:text-style-name="P4" draw:layer="layout" svg:x1="7.032cm" svg:y1="12.112cm" svg:x2="8.937cm" svg:y2="12.112cm">
          <text:p/>
        </draw:line>
        <draw:line draw:style-name="gr13" draw:text-style-name="P4" draw:layer="layout" svg:x1="14.652cm" svg:y1="12.112cm" svg:x2="12.747cm" svg:y2="12.112cm">
          <text:p/>
        </draw:line>
        <draw:line draw:style-name="gr14" draw:text-style-name="P4" draw:layer="layout" svg:x1="10.842cm" svg:y1="11.477cm" svg:x2="10.842cm" svg:y2="8.302cm">
          <text:p/>
        </draw:line>
        <draw:line draw:style-name="gr15" draw:text-style-name="P4" draw:layer="layout" svg:x1="2.587cm" svg:y1="6.407cm" svg:x2="3.539cm" svg:y2="6.407cm">
          <text:p/>
        </draw:line>
        <draw:line draw:style-name="gr16" draw:text-style-name="P4" draw:layer="layout" svg:x1="2.587cm" svg:y1="7.042cm" svg:x2="3.539cm" svg:y2="7.042cm">
          <text:p/>
        </draw:line>
        <draw:line draw:style-name="gr17" draw:text-style-name="P4" draw:layer="layout" svg:x1="2.587cm" svg:y1="7.677cm" svg:x2="3.539cm" svg:y2="7.677cm">
          <text:p/>
        </draw:line>
        <draw:frame draw:style-name="gr18" draw:text-style-name="P5" draw:layer="layout" svg:width="2.898cm" svg:height="0.645cm" svg:x="3.539cm" svg:y="6.714cm">
          <draw:text-box>
            <text:p><text:span text:style-name="T2">Link object files</text:span></text:p>
          </draw:text-box>
        </draw:frame>
        <draw:frame draw:style-name="gr18" draw:text-style-name="P5" draw:layer="layout" svg:width="2.547cm" svg:height="0.645cm" svg:x="3.539cm" svg:y="6.079cm">
          <draw:text-box>
            <text:p><text:span text:style-name="T2">Run Makefile</text:span></text:p>
          </draw:text-box>
        </draw:frame>
        <draw:frame draw:style-name="gr18" draw:text-style-name="P5" draw:layer="layout" svg:width="3.493cm" svg:height="0.645cm" svg:x="3.539cm" svg:y="7.359cm">
          <draw:text-box>
            <text:p><text:span text:style-name="T2">Create object fil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5T22:08:14.624348802</meta:creation-date>
    <dc:date>2022-05-16T00:20:01.743607314</dc:date>
    <meta:editing-duration>PT12M24S</meta:editing-duration>
    <meta:editing-cycles>3</meta:editing-cycles>
    <meta:generator>LibreOffice/7.2.3.2$Linux_X86_64 LibreOffice_project/20$Build-2</meta:generator>
    <meta:document-statistic meta:object-count="25"/>
  </office:meta>
</office:document-meta>
</file>